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3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rockingsoccer.com/lv/futbols/help/home/category-11/article-77" text:style-name="Internet_20_link" text:visited-style-name="Visited_20_Internet_20_Link">https://rockingsoccer.com/lv/futbols/help/home/category-11/article-77</text:a></text:h>
      <text:h text:style-name="P2" text:outline-level="1">Spēles pamati: Iesācēja bonuss</text:h>
      <text:p text:style-name="P1">Lai palīdzētu jaunajiem menedžeriem, pirmajās sezonās ir iesācēja <office:annotation office:name="__Annotation__1_412742434"><dc:creator>Nezināms autors</dc:creator><dc:date>2018-11-11T16:02:36.433000000</dc:date><text:p text:style-name="P3"><text:span text:style-name="T1">bonuss</text:span></text:p></office:annotation>bonus<office:annotation-end office:name="__Annotation__1_412742434"/>, kas ilgst 4 sezonas. Restartējot kontu tiek restartēts iesācēja <office:annotation office:name="__Annotation__3_412742434"><dc:creator>Nezināms autors</dc:creator><dc:date>2018-11-11T16:03:15.799000000</dc:date><text:p text:style-name="P4"><text:span text:style-name="T1">bonuss</text:span></text:p></office:annotation>bonus<office:annotation-end office:name="__Annotation__3_412742434"/>.</text:p>
      <text:p text:style-name="P1">Iesācēja <office:annotation office:name="__Annotation__5_412742434"><dc:creator>Nezināms autors</dc:creator><dc:date>2018-11-11T16:03:28.409000000</dc:date><text:p text:style-name="P4"><text:span text:style-name="T1">bonuss</text:span></text:p></office:annotation>bonus<office:annotation-end office:name="__Annotation__5_412742434"/> sastāv no palielināta popularitātes pieauguma, palielinātas stadiona peļņas un saīsinātiem infrastruktūras celtniecības periodiem.</text:p>
      <text:p text:style-name="P1">Infrastruktūras būvniecības laiks ir saīsināts uz pusi. To nosaka būvniecības uzsākšanas laiks, tādējādi uzsākot būvniecību pēdējā iesācēja bonusa dienā, būvniecības laika <office:annotation office:name="__Annotation__4_412742434"><dc:creator>Nezināms autors</dc:creator><dc:date>2018-11-11T16:03:20.789000000</dc:date><text:p text:style-name="P4"><text:span text:style-name="T1">bonuss</text:span></text:p></office:annotation>bonus<office:annotation-end office:name="__Annotation__4_412742434"/> tiks piemērots pilnībā.</text:p>
      <text:p text:style-name="P1">Iesācēja <office:annotation office:name="__Annotation__6_412742434"><dc:creator>Nezināms autors</dc:creator><dc:date>2018-11-11T16:03:36.358000000</dc:date><text:p text:style-name="P4"><text:span text:style-name="T1">bonuss</text:span></text:p></office:annotation>bonus<office:annotation-end office:name="__Annotation__6_412742434"/> ir piesaistīts klubam: ja menedžeris pārņem salīdzinošu jaunu attīstīto klubu, viņš var pārņemt arī šī kluba iesācēja bonusu. Piemēram, ja iepriekšējais menedžeris pameta klubu savā 2. bonusa sezonā, jaunais menedžeris iegūs atlikušo 2 sezonu iesācēja bonus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01:00.913000000</meta:creation-date>
    <dc:date>2018-11-11T16:07:00.583000000</dc:date>
    <meta:editing-duration>PT6M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6" meta:word-count="102" meta:character-count="861" meta:non-whitespace-character-count="765"/>
  </office:meta>
</office:document-meta>
</file>